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2be67" officeooo:paragraph-rsid="0002be67"/>
    </style:style>
    <style:style style:name="P2" style:family="paragraph" style:parent-style-name="Standard">
      <style:paragraph-properties fo:text-align="center" style:justify-single-word="false"/>
      <style:text-properties fo:font-weight="bold" officeooo:rsid="0002be67" officeooo:paragraph-rsid="0002be67" style:font-weight-asian="bold" style:font-weight-complex="bold"/>
    </style:style>
    <style:style style:name="P3" style:family="paragraph" style:parent-style-name="Standard">
      <style:text-properties officeooo:rsid="0002be67" officeooo:paragraph-rsid="0002be67"/>
    </style:style>
    <style:style style:name="P4" style:family="paragraph" style:parent-style-name="Standard" style:list-style-name="L2">
      <style:text-properties officeooo:rsid="0005735f" officeooo:paragraph-rsid="0005735f"/>
    </style:style>
    <style:style style:name="P5" style:family="paragraph" style:parent-style-name="Standard" style:list-style-name="L5">
      <style:text-properties officeooo:rsid="0005735f" officeooo:paragraph-rsid="0005735f"/>
    </style:style>
    <style:style style:name="P6" style:family="paragraph" style:parent-style-name="Standard" style:list-style-name="L5">
      <style:text-properties officeooo:paragraph-rsid="0005735f"/>
    </style:style>
    <style:style style:name="P7" style:family="paragraph" style:parent-style-name="Standard">
      <style:text-properties officeooo:rsid="00058924" officeooo:paragraph-rsid="00058924"/>
    </style:style>
    <style:style style:name="P8" style:family="paragraph" style:parent-style-name="Standard" style:list-style-name="L6">
      <style:text-properties officeooo:rsid="00058924" officeooo:paragraph-rsid="00058924"/>
    </style:style>
    <style:style style:name="P9" style:family="paragraph" style:parent-style-name="Standard" style:list-style-name="L8">
      <style:text-properties officeooo:rsid="0007eb50" officeooo:paragraph-rsid="0007eb50"/>
    </style:style>
    <style:style style:name="P10" style:family="paragraph" style:parent-style-name="Standard">
      <style:text-properties officeooo:rsid="0007eb50" officeooo:paragraph-rsid="0007eb50"/>
    </style:style>
    <style:style style:name="P11" style:family="paragraph" style:parent-style-name="Standard">
      <style:text-properties officeooo:rsid="000d1488" officeooo:paragraph-rsid="000d1488"/>
    </style:style>
    <style:style style:name="P12" style:family="paragraph" style:parent-style-name="Standard">
      <style:text-properties officeooo:rsid="000ff63f" officeooo:paragraph-rsid="000ff63f"/>
    </style:style>
    <style:style style:name="P13" style:family="paragraph" style:parent-style-name="Standard" style:list-style-name="L8">
      <style:text-properties officeooo:rsid="000ff63f" officeooo:paragraph-rsid="000ff63f"/>
    </style:style>
    <style:style style:name="T1" style:family="text">
      <style:text-properties officeooo:rsid="0005735f"/>
    </style:style>
    <style:style style:name="T2" style:family="text">
      <style:text-properties officeooo:rsid="00058924"/>
    </style:style>
    <style:style style:name="T3" style:family="text">
      <style:text-properties officeooo:rsid="0006d34a"/>
    </style:style>
    <style:style style:name="T4" style:family="text">
      <style:text-properties officeooo:rsid="0007eb50"/>
    </style:style>
    <style:style style:name="T5" style:family="text">
      <style:text-properties officeooo:rsid="0008999a"/>
    </style:style>
    <style:style style:name="T6" style:family="text">
      <style:text-properties officeooo:rsid="0009efb6"/>
    </style:style>
    <style:style style:name="T7" style:family="text">
      <style:text-properties officeooo:rsid="000a8b47"/>
    </style:style>
    <style:style style:name="T8" style:family="text">
      <style:text-properties officeooo:rsid="000b2f01"/>
    </style:style>
    <style:style style:name="T9" style:family="text">
      <style:text-properties officeooo:rsid="000d1488"/>
    </style:style>
    <style:style style:name="T10" style:family="text">
      <style:text-properties officeooo:rsid="000f0b89"/>
    </style:style>
    <style:style style:name="T11" style:family="text">
      <style:text-properties officeooo:rsid="00103c7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4846in" fo:text-indent="-0.25in" fo:margin-left="3.4846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346in" fo:text-indent="-0.25in" fo:margin-left="3.7346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2">Workflow </text:span>Management</text:p>
      <text:p text:style-name="P1"/>
      <text:p text:style-name="P1"/>
      <text:p text:style-name="P1">Job listing in Airtables <text:span text:style-name="T5">(</text:span><text:span text:style-name="T6">jobscraperv2 </text:span><text:span text:style-name="T5">repository)</text:span></text:p>
      <text:list xml:id="list3037190966" text:style-name="L2">
        <text:list-item>
          <text:p text:style-name="P4">Automat<text:span text:style-name="T7">ed</text:span> workflows</text:p>
        </text:list-item>
      </text:list>
      <text:list xml:id="list3562134506" text:style-name="L5">
        <text:list-item>
          <text:p text:style-name="P6"><text:span text:style-name="T1">extract jobs from sites </text:span><text:span text:style-name="T4">using job scraper</text:span></text:p>
        </text:list-item>
        <text:list-item>
          <text:p text:style-name="P5">clean and transform the data <text:span text:style-name="T4">(TBD)</text:span></text:p>
        </text:list-item>
        <text:list-item>
          <text:p text:style-name="P6"><text:span text:style-name="T1">load into </text:span><text:span text:style-name="T3">tables</text:span></text:p>
        </text:list-item>
      </text:list>
      <text:p text:style-name="P1"><text:tab/></text:p>
      <text:p text:style-name="P7">Job listing in LanceDB <text:span text:style-name="T5">(Recommender class in job_recommender.py)</text:span></text:p>
      <text:list xml:id="list4236280496" text:style-name="L6">
        <text:list-item>
          <text:p text:style-name="P8">Automat<text:span text:style-name="T7">ed</text:span> workflows</text:p>
        </text:list-item>
      </text:list>
      <text:p text:style-name="P12"/>
      <text:list xml:id="list762352977" text:style-name="L8">
        <text:list-item>
          <text:p text:style-name="P13">retrieves from Airtable via scheduler </text:p>
        </text:list-item>
        <text:list-item>
          <text:p text:style-name="P13">adds job description as source field to LanceDB table</text:p>
        </text:list-item>
        <text:list-item>
          <text:p text:style-name="P9">during <text:span text:style-name="T9">automated </text:span><text:span text:style-name="T8">job search</text:span>, metadata such as job url and job title will be <text:span text:style-name="T11">returned</text:span> to user</text:p>
        </text:list-item>
      </text:list>
      <text:p text:style-name="P10"/>
      <text:p text:style-name="P10"/>
      <text:p text:style-name="P11">User profile in LanceDB (<text:span text:style-name="T10">User class in streamlit_user.py)</text:span></text:p>
      <text:p text:style-name="P1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4-30T11:52:27.371440295</meta:creation-date>
    <meta:editing-duration>PT1H43M4S</meta:editing-duration>
    <meta:editing-cycles>11</meta:editing-cycles>
    <meta:generator>LibreOffice/6.4.7.2$Linux_X86_64 LibreOffice_project/40$Build-2</meta:generator>
    <dc:date>2024-04-30T15:05:44.219807661</dc:date>
    <meta:document-statistic meta:table-count="0" meta:image-count="0" meta:object-count="0" meta:page-count="1" meta:paragraph-count="13" meta:word-count="83" meta:character-count="517" meta:non-whitespace-character-count="452"/>
  </office:meta>
</office:document-meta>
</file>